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343cm"/>
    </style:style>
    <style:style style:name="pr5" style:family="presentation" style:parent-style-name="Default-subtitle">
      <style:graphic-properties draw:fill-color="#ffffff" draw:auto-grow-height="true" fo:min-height="19.07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44pt" style:font-size-complex="44pt"/>
    </style:style>
    <style:style style:name="P5" style:family="paragraph">
      <style:text-properties fo:font-size="28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egoe UI4" style:font-name-asian="Segoe UI4" style:font-name-complex="Segoe UI4"/>
    </style:style>
    <style:style style:name="T4" style:family="text">
      <style:text-properties style:font-name="Segoe UI2" fo:font-style="italic" fo:font-weight="bold" style:font-name-asian="Segoe UI4" style:font-style-asian="italic" style:font-weight-asian="bold" style:font-name-complex="Segoe UI4" style:font-style-complex="italic" style:font-weight-complex="bold"/>
    </style:style>
    <style:style style:name="T5" style:family="text">
      <style:text-properties style:font-name="Segoe UI2" style:font-name-asian="Segoe UI4" style:font-name-complex="Segoe UI4"/>
    </style:style>
    <style:style style:name="T6" style:family="text">
      <style:text-properties style:font-name="Segoe UI2" fo:font-style="normal" fo:font-weight="normal" style:font-name-asian="Segoe UI4" style:font-style-asian="normal" style:font-weight-asian="normal" style:font-name-complex="Segoe UI4" style:font-style-complex="normal" style:font-weight-complex="normal"/>
    </style:style>
    <style:style style:name="T7" style:family="text">
      <style:text-properties style:font-name="Segoe UI2" fo:font-style="italic" fo:font-weight="normal" style:font-name-asian="Segoe UI4" style:font-style-asian="italic" style:font-weight-asian="normal" style:font-name-complex="Segoe UI4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-33% 58%" fo:font-style="normal" style:font-style-asian="normal" style:font-style-complex="normal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fo:font-size="32pt" style:font-size-asian="44pt" style:font-size-complex="44pt"/>
    </style:style>
    <style:style style:name="T15" style:family="text">
      <style:text-properties fo:font-size="32pt" fo:font-style="italic" style:font-size-asian="44pt" style:font-style-asian="italic" style:font-size-complex="44pt" style:font-style-complex="italic"/>
    </style:style>
    <style:style style:name="T16" style:family="text">
      <style:text-properties style:text-position="-33% 58%" fo:font-size="32pt" fo:font-style="normal" style:font-size-asian="44pt" style:font-style-asian="normal" style:font-size-complex="44pt" style:font-style-complex="normal"/>
    </style:style>
    <style:style style:name="T17" style:family="text">
      <style:text-properties fo:font-size="28pt" style:font-size-asian="40pt" style:font-size-complex="40pt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Integral des Skalarproduktes von Kraft und Verschiebung:</text:p>
            <text:p/>
            <text:p/>
          </draw:text-box>
        </draw:frame>
        <draw:frame draw:style-name="gr1" draw:text-style-name="P1" draw:layer="layout" svg:width="5.18cm" svg:height="1.565cm" svg:x="11.409cm" svg:y="12.717cm">
          <text:p/>
          <draw:object xlink:href="../Arb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egintegr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Weg- oder Kurvenintegral wird <text:span text:style-name="T1">entlang eines Weges</text:span> von <text:span text:style-name="T1">a</text:span> nach <text:span text:style-name="T1">b</text:span> berechnet.</text:p>
            <text:p/>
            <text:p>Es ist für Gradientenfelder und daher insbesondere für konservative Kraftfelder unabhängig vom Weg!</text:p>
            <text:p/>
            <text:p/>
            <text:p/>
            <text:p/>
          </draw:text-box>
        </draw:frame>
        <draw:frame draw:style-name="gr1" draw:text-style-name="P1" draw:layer="layout" svg:width="15.763cm" svg:height="8.53cm" svg:x="6.118cm" svg:y="11.934cm">
          <text:p/>
          <draw:object xlink:href="../Kurvenintegral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ein Wegintegral abhängig vom We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n in der Physik meist betrachteten Gradientenfeldern, wie konservative Kraftfelder, nicht – es gibt jedoch Ausnahme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ann man die Kraft <text:span text:style-name="T1">vor</text:span><text:span text:style-name="T2"> das Integral zie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keine Funktion des Ortes, also konstant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Kurvenintegral für Arbeit bei ortsunabhängiger (konstanter) Kraft?</text:p>
          </draw:text-box>
        </draw:frame>
        <draw:frame presentation:style-name="pr4" draw:layer="layout" svg:width="25.199cm" svg:height="12.343cm" svg:x="1.4cm" svg:y="4.833cm" presentation:class="subtitle" presentation:user-transformed="true">
          <draw:text-box>
            <text:p/>
            <text:p/>
            <text:p/>
            <text:p/>
            <text:p/>
            <text:p>Es ist Kraft mal Weg</text:p>
            <text:p/>
            <text:p/>
            <text:p>(Genauer: die Projektion der Kraft auf die Richtung des Weges mal der Wegstrecke, da sowohl Kraft als auch Weg vektorielle Größen sind)</text:p>
          </draw:text-box>
        </draw:frame>
        <draw:frame draw:style-name="gr1" draw:text-style-name="P1" draw:layer="layout" svg:width="8.494cm" svg:height="1.565cm" svg:x="9.752cm" svg:y="7.717cm">
          <text:p/>
          <draw:object xlink:href="../Arbeit%20bei%20konstanter%20Kraf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<text:span text:style-name="T3">Δ</text:span><text:span text:style-name="T4">r</text:span><text:span text:style-name="T5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3">Δ</text:span><text:span text:style-name="T4">r</text:span><text:span text:style-name="T6"> ist die Wegstrecke, </text:span></text:p>
            <text:p><text:span text:style-name="T6">die </text:span><text:span text:style-name="T7">Summe</text:span><text:span text:style-name="T6"> aller vektoriellen Wegelemente d</text:span><text:span text:style-name="T4">r</text:span><text:span text:style-name="T6">:</text:span></text:p>
            <text:p><text:span text:style-name="T6"/></text:p>
          </draw:text-box>
        </draw:frame>
        <draw:frame draw:style-name="gr1" draw:text-style-name="P1" draw:layer="layout" svg:width="2.165cm" svg:height="1.565cm" svg:x="12.917cm" svg:y="13.717cm">
          <text:p/>
          <draw:object xlink:href="../Summe%20der%20vektoriellen%20Wegeleme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vektorielle Wegelement d<text:span text:style-name="T8">r</text:span>?</text:p>
          </draw:text-box>
        </draw:frame>
        <draw:frame presentation:style-name="pr5" draw:layer="layout" svg:width="25.199cm" svg:height="19.075cm" svg:x="1.4cm" svg:y="1.467cm" presentation:class="subtitle" presentation:user-transformed="true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</text:span>(<text:span text:style-name="T1">x</text:span>) ist ein Ortsvektor: er beschreibt einen Punkt im Raum.</text:p>
            <text:p>Da ein Weg aus vielen Punkten (Ortsvektoren) besteht werden diese durch die <text:span text:style-name="T1">x</text:span> "indiziert", beispielsweise durch die Zeit (<text:span text:style-name="T1">x</text:span> = <text:span text:style-name="T1">t</text:span>)</text:p>
            <text:p><text:span text:style-name="T8"/></text:p>
            <text:p><text:span text:style-name="T8">r</text:span>'(<text:span text:style-name="T1">x</text:span>) ist die <text:span text:style-name="T1">Rate</text:span> der Änderung des Orts, abhängig von der Änderung des Index</text:p>
            <text:p><text:span text:style-name="T8"/></text:p>
            <text:p><text:span text:style-name="T8">r</text:span>'(<text:span text:style-name="T1">x</text:span>) d<text:span text:style-name="T1">x</text:span> ist das Produkt der Rate der Ortsänderung mal der Änderung des Indexes, eine Wegstrecke: das Wegelement d<text:span text:style-name="T8">r</text:span></text:p>
          </draw:text-box>
        </draw:frame>
        <draw:frame draw:style-name="gr1" draw:text-style-name="P1" draw:layer="layout" svg:width="15.253cm" svg:height="2.535cm" svg:x="6.373cm" svg:y="7.232cm">
          <text:p/>
          <draw:object xlink:href="../vektorielles%20Wegelement%202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rbeit einer konstanten Kraft entlang einer Verschiebung gleicher 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W</text:span> = <text:span text:style-name="T1">F</text:span> <text:span text:style-name="T1">d</text:span></text:p>
            <text:p><text:span text:style-name="T1"/></text:p>
            <text:p><text:span text:style-name="T2">(Arbeit ist Kraft mal We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rbeit einer konstanten Kraft entlang einer Verschiebung beliebiger 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2">Da die Arbeit das Skalarprodukt der konstanten Kraft mit der Verschiebung ist, folgt aus dem Skalarprodukt im euklidischen Raum:</text:span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2.444cm" svg:height="1.385cm" svg:x="2.777cm" svg:y="12.807cm">
          <text:p/>
          <draw:object xlink:href="../Arbeit%20bei%20konstanter%20Kraft%20in%20beliebiger%20Richt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ederkraft eine konstant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sie hängt im speziellen linear von der Ausdehnung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as Hooke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linearen Zusammenhang zwischen Ausdehnung und Kraft bei einer Feder:</text:p>
          </draw:text-box>
        </draw:frame>
        <draw:frame draw:style-name="gr1" draw:text-style-name="P1" draw:layer="layout" svg:width="11.042cm" svg:height="1.385cm" svg:x="8.478cm" svg:y="12.807cm">
          <text:p/>
          <draw:object xlink:href="../Hookesches%20Gesetz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zu ist die Kraft einer Feder proportion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r Ausdehnung </text:p>
            <text:p>(der Länge, um welche die Feder komprimiert / auseinandergezogen wurde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Kraft eine Feder von ihrer Ausdehnung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Laut dem <text:span text:style-name="T1">Hookeschen Gesetz</text:span> hängt die Kraft </text:p>
            <text:p><text:span text:style-name="T9">linear</text:span> von der Ausdehnung der Feder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eine Durchschnittsfederkraft definie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Kraft proportional zum Weg ist:</text:p>
            <text:p/>
            <text:p/>
          </draw:text-box>
        </draw:frame>
        <draw:frame draw:style-name="gr1" draw:text-style-name="P1" draw:layer="layout" svg:width="10.806cm" svg:height="2.535cm" svg:x="8.596cm" svg:y="12.232cm">
          <text:p/>
          <draw:object xlink:href="../Durchschnittsfederkraf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Gleichung für die an einer Feder verrichtete Arb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031cm" svg:height="2.535cm" svg:x="5.984cm" svg:y="9.232cm">
          <text:p/>
          <draw:object xlink:href="../Arbeit%20an%20einer%20Feder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beiden Formen von Energie in der Mechan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Kinetische (Bewegungs-) Energie</text:p>
            <text:p>Potentielle (Lage-) Energi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inetische Energie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5.993cm" svg:height="2.535cm" svg:x="11.003cm" svg:y="9.232cm">
          <text:p/>
          <draw:object xlink:href="../Kinetische%20Energie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Arbeit in Bezug zur Geschwindigkeit setzen?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Über den Bezug zur Arbeit: Energie entspricht verrichteter Arbeit.</text:p>
            <text:p text:style-name="P2"/>
            <text:p text:style-name="P2">Letztere lässt sich über die Verschiebung bei konstanter Beschleunigung aus der Ruhe über das zweite Newtonsche Gesetz sowie der Strecke, erhalten aus der Durchschnittsgeschwindigkeit, bestimmen:</text:p>
            <text:p text:style-name="P2"/>
            <text:p text:style-name="P2"/>
          </draw:text-box>
        </draw:frame>
        <draw:frame draw:style-name="gr1" draw:text-style-name="P1" draw:layer="layout" svg:width="15.082cm" svg:height="7.371cm" svg:x="6.458cm" svg:y="13.414cm">
          <text:p/>
          <draw:object xlink:href="../Herleitung%20der%20kinetischen%20Energie%20über%20die%20Arbeit%20mit%20Newtons%20zweitem%20Gesetz%20und%20dem%20Weg%20aus%20der%20Durchschnittsgeschwindigkeit%20verbesserte%20Darstell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kinetische Energie <text:span text:style-name="T1">E</text:span><text:span text:style-name="T10">k</text:span><text:span text:style-name="T11">in</text:span><text:span text:style-name="T12"> und Arbeit </text:span><text:span text:style-name="T13">W</text:span><text:span text:style-name="T12"> zusammen?</text:span></text:p>
          </draw:text-box>
        </draw:frame>
        <draw:frame presentation:style-name="Default-subtitle" draw:layer="layout" svg:width="25.199cm" svg:height="10.663cm" svg:x="1.4cm" svg:y="5.68cm" presentation:class="subtitle" presentation:user-transformed="true">
          <draw:text-box>
            <text:p/>
            <text:p/>
            <text:p><text:span text:style-name="T1">W</text:span> = Δ<text:span text:style-name="T1">E</text:span><text:span text:style-name="T11">kin</text:span></text:p>
            <text:p/>
            <text:p/>
            <text:p>Der Betrag an Energie wird durch Arbeit verändert:</text:p>
            <text:p/>
            <text:p>Δ<text:span text:style-name="T1">E</text:span><text:span text:style-name="T11">kin</text:span> = <text:span text:style-name="T1">E</text:span><text:span text:style-name="T11">kin(1)</text:span> – <text:span text:style-name="T1">E</text:span><text:span text:style-name="T11">kin(0)</text:span> = <text:span text:style-name="T1">W</text:span> </text:p>
            <text:p>⟶ <text:span text:style-name="T1">E</text:span><text:span text:style-name="T11">kin(1)</text:span> = <text:span text:style-name="T1">E</text:span><text:span text:style-name="T11">kin(0)</text:span> + <text:span text:style-name="T1">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ann ein Körper Arbeit verri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r kinetische oder potentielle Energie besitz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die Formel für kinetische Energi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Über den Bezug zur Arbeit: Energie entspricht verrichteter Arbeit.</text:p>
            <text:p/>
            <text:p>Letztere lässt sich über die Verschiebung bei konstanter Beschleunigung aus der Ruhe über das zweite Newtonsche Gesetz sowie der Strecke, erhalten aus der Durchschnittsgeschwindigkeit, bestimmen:</text:p>
            <text:p/>
            <text:p/>
          </draw:text-box>
        </draw:frame>
        <draw:frame draw:style-name="gr1" draw:text-style-name="P1" draw:layer="layout" svg:width="15.082cm" svg:height="7.371cm" svg:x="6.458cm" svg:y="13.414cm">
          <text:p/>
          <draw:object xlink:href="../Herleitung%20der%20kinetischen%20Energie%20über%20die%20Arbeit%20mit%20Newtons%20zweitem%20Gesetz%20und%20dem%20Weg%20aus%20der%20Durchschnittsgeschwindigkeit%20verbesserte%20Darstellung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die Formel für kinetische Energi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Über den Bezug zur Arbeit: Energie entspricht verrichteter Arbeit</text:p>
            <text:p/>
            <text:p/>
            <text:p/>
            <text:p/>
          </draw:text-box>
        </draw:frame>
        <draw:frame draw:style-name="gr1" draw:text-style-name="P1" draw:layer="layout" svg:width="15.082cm" svg:height="7.371cm" svg:x="6.458cm" svg:y="10.814cm">
          <text:p/>
          <draw:object xlink:href="../Herleitung%20der%20kinetischen%20Energie%20über%20die%20Arbeit%20mit%20Newtons%20zweitem%20Gesetz%20und%20dem%20Weg%20aus%20der%20Durchschnittsgeschwindigkeit%20verbesserte%20Darstell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Arbeit in Bezug zur Geschwindigkeit setz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 Verschiebung mit konstanter Beschleunigung aus der Ruhe über das zweite Newtonsche Gesetz sowie der Strecke, erhalten aus der Durchschnittsgeschwindigkeit:</text:p>
            <text:p/>
            <text:p/>
            <text:p/>
          </draw:text-box>
        </draw:frame>
        <draw:frame draw:style-name="gr1" draw:text-style-name="P1" draw:layer="layout" svg:width="15.082cm" svg:height="7.108cm" svg:x="6.458cm" svg:y="11.945cm">
          <text:p/>
          <draw:object xlink:href="../Herleitung%20Arbeit%20mit%20Newtons%20zweitem%20Gesetz%20und%20dem%20Weg%20aus%20der%20Durchschnittsgeschwindigkeit%20verbesserte%20Darstellung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ie in einer Feder gespeicherte potentielle Energie <text:span text:style-name="T1">U</text:span><text:span text:style-name="T10">Fede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en Bezug zur verrichteten Arbeit:</text:p>
            <text:p/>
            <text:p/>
          </draw:text-box>
        </draw:frame>
        <draw:frame draw:style-name="gr1" draw:text-style-name="P1" draw:layer="layout" svg:width="6.645cm" svg:height="2.535cm" svg:x="10.677cm" svg:y="11.232cm">
          <text:p/>
          <draw:object xlink:href="../Potentielle%20Energie%20einer%20Fede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4">Wie errechnet man die potentielle Lageenergie </text:span><text:span text:style-name="T15">U</text:span><text:span text:style-name="T16">Schwerkraft</text:span><text:span text:style-name="T14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en Bezug zur verrichteten Arbeit:</text:p>
            <text:p/>
            <text:p/>
          </draw:text-box>
        </draw:frame>
        <draw:frame draw:style-name="gr1" draw:text-style-name="P1" draw:layer="layout" svg:width="20.715cm" svg:height="2.965cm" svg:x="3.642cm" svg:y="11.617cm">
          <text:p/>
          <draw:object xlink:href="../Potentielle%20Lageenergie%20in%20Schwerkraft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eine Kraft <text:span text:style-name="T1">konservativ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<text:span text:style-name="T9">Arbeit</text:span>, welche bei der Bewegung eines Objektes entgegen oder von einer Kraft verrichtet wird, </text:p>
            <text:p><text:span text:style-name="T9">vom Weg unabhängig ist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7">Warum ist die Unterscheidung zwischen konservativen und nicht-konservativen Kräften wichti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konservative Kräfte <text:span text:style-name="T18">erhalten</text:span> die mechanische <text:span text:style-name="T1">Gesamtenergie eines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letzen nicht-konservative Kräfte das Gesetz der Energieerhal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aber Energie wird von mechanischer in andere Energieformen umgewandelt, beispielsweise in Wärme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oraus setzt sich die mechanische Gesamtenergie eines Systems zusamme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Aus <text:span text:style-name="T9">kinetischer</text:span> und <text:span text:style-name="T9">potentieller</text:span> Energie</text:p>
            <text:p/>
            <text:p/>
          </draw:text-box>
        </draw:frame>
        <draw:frame draw:style-name="gr1" draw:text-style-name="P1" draw:layer="layout" svg:width="5.462cm" svg:height="1.385cm" svg:x="11.268cm" svg:y="11.807cm">
          <text:p/>
          <draw:object xlink:href="../mechanische%20Gesamtenergi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Wie lautet das Gesetz der Energieerhaltung der mechanischen Gesamtenergie?</text:p>
          </draw:text-box>
        </draw:frame>
        <draw:frame presentation:style-name="pr7" draw:layer="layout" svg:width="25.199cm" svg:height="12.18cm" svg:x="1.4cm" svg:y="4.914cm" presentation:class="subtitle">
          <draw:text-box>
            <text:p>Wenn in einem System nur konservative Kräfte vorhanden sind, ist die Summe der potentiellen und kinetischen mechanischen Energie unabhängig von der Zeit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17">Was folgt aus dem Gesetz der Energieerhaltung für die mechanische Gesamtenergi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samtenergie ist zu jedem Zeitpunkt konstant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rückt man das Gesetz der Energieerhaltung für mechanische Probleme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93cm" svg:height="4.378cm" svg:x="8.034cm" svg:y="8.31cm">
          <text:p/>
          <draw:object xlink:href="../Energieerhalt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rückt man den Verlust von Energie durch nichtkonservative Kräfte wie Reibung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rechnet die verlorene Energie hinzu:</text:p>
            <text:p/>
            <text:p><text:span text:style-name="T1">E</text:span><text:span text:style-name="T11">kin,0</text:span> + <text:span text:style-name="T1">U</text:span><text:span text:style-name="T10">0</text:span> = <text:span text:style-name="T1">E</text:span><text:span text:style-name="T11">kin</text:span> + <text:span text:style-name="T1">U</text:span> + <text:span text:style-name="T1">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beschreibt Leistung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Leistung beschreibt, wie schnell Arbeit verrichte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ist die Leistung definier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Als die<text:span text:style-name="T19"> </text:span><text:span text:style-name="T9">zeitliche Ableitung</text:span><text:span text:style-name="T19"> </text:span>der Arbeit <text:span text:style-name="T1">W</text:span>:</text:p>
          </draw:text-box>
        </draw:frame>
        <draw:frame draw:style-name="gr1" draw:text-style-name="P1" draw:layer="layout" svg:width="4.172cm" svg:height="2.535cm" svg:x="11.913cm" svg:y="13.232cm">
          <text:p/>
          <draw:object xlink:href="../Leist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ie Durchschnittsleistung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verrichtete Arbeit, geteilt durch die benötigte Zeit:</text:p>
            <text:p/>
            <text:p/>
          </draw:text-box>
        </draw:frame>
        <draw:frame draw:style-name="gr1" draw:text-style-name="P1" draw:layer="layout" svg:width="7.772cm" svg:height="2.535cm" svg:x="10.113cm" svg:y="11.232cm">
          <text:p/>
          <draw:object xlink:href="../Durchschnittsleistung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speziell für die Leistung bei Arbeit mit einer konstanten 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966cm" svg:height="2.535cm" svg:x="8.016cm" svg:y="9.232cm">
          <text:p/>
          <draw:object xlink:href="../Durchschnittsleistung%20bei%20konstanter%20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6S</meta:editing-duration>
    <meta:editing-cycles>11</meta:editing-cycles>
    <meta:generator>LibreOffice/4.3.4.1$Windows_x86 LibreOffice_project/bc356b2f991740509f321d70e4512a6a54c5f243</meta:generator>
    <dc:date>2015-03-03T19:41:40.055000000</dc:date>
    <meta:document-statistic meta:object-count="190"/>
  </office:meta>
</office:document-meta>
</file>